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off</text:p>
          </table:table-cell>
          <table:table-cell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re tensioner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6mm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mm Stainless tube x 4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mm PTFE tube x 10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 rin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4 grub screws x 5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xis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Sl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p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ttom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cro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mm w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2.5 12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mm wire with crim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20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nu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2mm cap sc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mm wire with crim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lider ball holder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lider ball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ll cla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2.5 12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2mm countersunk scre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otor drive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Axis + ball holder</text:p>
          </table:table-cell>
          <table:table-cell/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lastic-covered stainless wire</text:p>
          </table:table-cell>
          <table:table-cell office:value-type="string" calcext:value-type="string">
            <text:p>1340mm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505mm be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4 grub screw x 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4 x 35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ttom Link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Base arm 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e Arm 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e jo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0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</text:p>
          </table:table-cell>
          <table:table-cell office:value-type="string" calcext:value-type="string">
            <text:p>1000mm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cri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just for 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Top Link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Top arm 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p arm 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p jo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0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ain body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M3 x 16mm cap screw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tor dr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ttom li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p li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ngle arms</text:p>
          </table:table-cell>
          <table:table-cell table:style-name="ce1"/>
          <table:table-cell table:style-name="ce3" office:value-type="float" office:value="6" calcext:value-type="float">
            <text:p>6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Half-ar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2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was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nylock nu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25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mm M3 threaded steel ba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5:14:57.338518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0:10:02.582847886</meta:creation-date>
    <dc:date>2017-03-22T15:19:31.775345996</dc:date>
    <meta:editing-duration>P9DT4H40M41S</meta:editing-duration>
    <meta:editing-cycles>13</meta:editing-cycles>
    <meta:generator>LibreOffice/5.1.4.2$Linux_X86_64 LibreOffice_project/10m0$Build-2</meta:generator>
    <meta:document-statistic meta:table-count="1" meta:cell-count="174" meta:object-count="0"/>
  </office:meta>
</office:document-meta>
</file>